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03"/>SNU developer log day 403</text:h>
      <text:p text:style-name="P2">I didn't do as much with development today. Window 10 has been a pain for me lately, I have to suffer with it for years as it gets worse and worse. I hope to switch to Linux when possible. Today, I have had excessively high CPU usage (50-80% at all times) from system processes that don't need to be running. It has drained my battery significantly, and wasted a lot of my time. It didn't let me do as much.</text:p>
      <text:p text:style-name="P2">Today, I did some tweaks to the sites browser sniffing functions, along with the homepage. I also did some slightly above average documentation improvements. I go back to school again tomorrow, and I really hope battery doesn't prove to be an issue again.</text:p>
      <text:p text:style-name="P2">I plan on doing new things again tomorrow. The time skipped forward by an hour today, so I lost an hour of development time as well. I really don't know why daylight savings time is still a thing.</text:p>
      <text:p text:style-name="Text_20_body"><text:span text:style-name="T1">Sean Patrick Myrick on March 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59:42.395000000</meta:creation-date>
    <dc:date>2020-03-09T10:00:06.085000000</dc:date>
    <meta:editing-duration>PT24S</meta:editing-duration>
    <meta:editing-cycles>1</meta:editing-cycles>
    <meta:document-statistic meta:table-count="0" meta:image-count="0" meta:object-count="0" meta:page-count="1" meta:paragraph-count="5" meta:word-count="173" meta:character-count="920" meta:non-whitespace-character-count="752"/>
    <meta:generator>LibreOffice/6.1.2.1$Windows_X86_64 LibreOffice_project/65905a128db06ba48db947242809d14d3f9a93fe</meta:generator>
  </office:meta>
</office:document-meta>
</file>